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742b8" officeooo:paragraph-rsid="001742b8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normal" officeooo:rsid="001742b8" officeooo:paragraph-rsid="001742b8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82ea9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26dd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d5c92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e403f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fa50d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2039dd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c7872" officeooo:paragraph-rsid="001c7872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77deb" style:font-weight-asian="normal" style:font-weight-complex="normal"/>
    </style:style>
    <style:style style:name="T3" style:family="text">
      <style:text-properties style:text-underline-style="none" fo:font-weight="normal" officeooo:rsid="00182ea9" style:font-weight-asian="normal" style:font-weight-complex="normal"/>
    </style:style>
    <style:style style:name="T4" style:family="text">
      <style:text-properties style:text-underline-style="none" fo:font-weight="normal" officeooo:rsid="001926dd" style:font-weight-asian="normal" style:font-weight-complex="normal"/>
    </style:style>
    <style:style style:name="T5" style:family="text">
      <style:text-properties style:text-underline-style="none" fo:font-weight="normal" officeooo:rsid="001d5c92" style:font-weight-asian="normal" style:font-weight-complex="normal"/>
    </style:style>
    <style:style style:name="T6" style:family="text">
      <style:text-properties style:text-underline-style="none" fo:font-weight="normal" officeooo:rsid="001e403f" style:font-weight-asian="normal" style:font-weight-complex="normal"/>
    </style:style>
    <style:style style:name="T7" style:family="text">
      <style:text-properties style:text-underline-style="none" fo:font-weight="normal" officeooo:rsid="001fa50d" style:font-weight-asian="normal" style:font-weight-complex="normal"/>
    </style:style>
    <style:style style:name="T8" style:family="text">
      <style:text-properties style:text-underline-style="none" fo:font-weight="normal" officeooo:rsid="002039dd" style:font-weight-asian="normal" style:font-weight-complex="normal"/>
    </style:style>
    <style:style style:name="T9" style:family="text">
      <style:text-properties style:text-underline-style="none" fo:font-weight="bold" officeooo:rsid="00177deb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UMPTIONS</text:p>
      <text:p text:style-name="P2"/>
      <text:list xml:id="list4265799735" text:style-name="L1">
        <text:list-item>
          <text:p text:style-name="P3"><text:span text:style-name="T2">When creating the ‘users’ table, it will be created in a </text:span><text:span text:style-name="T9">database</text:span><text:span text:style-name="T2"> named ‘</text:span><text:span text:style-name="T9">user_details</text:span><text:span text:style-name="T2">’. Script will check if there is such a databse. If yes, ‘users’ table will be created inside it. If not, first create a database ‘user_details’ and then create the table inside it. </text:span></text:p>
          <text:p text:style-name="P3"><text:span text:style-name="T2"/></text:p>
        </text:list-item>
        <text:list-item>
          <text:p text:style-name="P9"><text:span text:style-name="T2">W</text:span><text:span text:style-name="T1">hen running create_table, ‘users’ table is rebuilt if it exists. Otherwise it is created.</text:span></text:p>
          <text:p text:style-name="P3"><text:span text:style-name="T2"/></text:p>
        </text:list-item>
        <text:list-item>
          <text:p text:style-name="P3"><text:span text:style-name="T3">CSV file name should be parsed as follows</text:span></text:p>
          <text:p text:style-name="P4"><text:span text:style-name="T3">--file users.csv</text:span></text:p>
          <text:p text:style-name="P4"><text:span text:style-name="T3"/></text:p>
        </text:list-item>
        <text:list-item>
          <text:p text:style-name="P5"><text:span text:style-name="T4">If duplicate email address exists, that row will not be inserted and a message saying email address is a duplicate will be printed in the STDOUT. Therefore if try to insert same CSV file again, every row will be skipped.</text:span></text:p>
          <text:p text:style-name="P5"><text:span text:style-name="T4"/></text:p>
        </text:list-item>
        <text:list-item>
          <text:p text:style-name="P6"><text:span text:style-name="T5">When executing dry_run directive, only the <text:s/>functions inside –file directive will be executed. If invalid email exists, it will be notified but duplicate emails will not be checked.</text:span></text:p>
          <text:p text:style-name="P6"><text:span text:style-name="T5"/></text:p>
        </text:list-item>
        <text:list-item>
          <text:p text:style-name="P7"><text:span text:style-name="T6">Unspecified actions such as –abc will be ignored.</text:span><text:span text:style-name="T5"> </text:span></text:p>
          <text:p text:style-name="P7"><text:span text:style-name="T5"/></text:p>
        </text:list-item>
        <text:list-item>
          <text:p text:style-name="P8"><text:span text:style-name="T7">If other directives are given with help directive, it will be considered as an error and correct command format for help directive will be provided. </text:span></text:p>
          <text:p text:style-name="P8"><text:span text:style-name="T7"/></text:p>
        </text:list-item>
        <text:list-item>
          <text:p text:style-name="P8"><text:span text:style-name="T7">If other directives </text:span><text:span text:style-name="T8">except help directive </text:span><text:span text:style-name="T7">are given with </text:span><text:span text:style-name="T8">cretae_table</text:span><text:span text:style-name="T7"> directive, it will be considered as an error and correct command format for </text:span><text:span text:style-name="T8">cretae_table</text:span><text:span text:style-name="T7"> directive will be provided. </text:span><text:span text:style-name="T2"><text:line-break/> <text:s text:c="3"/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13:04:26.292465010</meta:creation-date>
    <meta:generator>LibreOffice/7.3.7.2$Linux_X86_64 LibreOffice_project/30$Build-2</meta:generator>
    <dc:date>2023-12-11T22:34:00.115780256</dc:date>
    <meta:editing-duration>PT9H29M29S</meta:editing-duration>
    <meta:editing-cycles>12</meta:editing-cycles>
    <meta:document-statistic meta:table-count="0" meta:image-count="0" meta:object-count="0" meta:page-count="1" meta:paragraph-count="17" meta:word-count="217" meta:character-count="1233" meta:non-whitespace-character-count="1033"/>
  </office:meta>
</office:document-meta>
</file>